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1014in" table:align="left"/>
    </style:style>
    <style:style style:name="Table1.A" style:family="table-column">
      <style:table-column-properties style:column-width="3.3597in"/>
    </style:style>
    <style:style style:name="Table1.B" style:family="table-column">
      <style:table-column-properties style:column-width="3.7417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1042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1042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1042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1042in" fo:border-left="0.2pt double #808080" fo:border-right="0.75pt double #808080" fo:border-top="none" fo:border-bottom="0.2pt double #808080"/>
    </style:style>
    <style:style style:name="Table1.A4" style:family="table-cell">
      <style:table-cell-properties style:vertical-align="middle" style:border-line-width-left="0.0035in 0.0035in 0.0035in" style:border-line-width-right="0.0035in 0.0035in 0.0035in" style:border-line-width-bottom="0.0035in 0.0035in 0.0035in" fo:padding="0.1042in" fo:border-left="0.75pt double #808080" fo:border-right="0.75pt double #808080" fo:border-top="none" fo:border-bottom="0.75pt double #808080"/>
    </style:style>
    <style:style style:name="Table1.B4" style:family="table-cell">
      <style:table-cell-properties style:vertical-align="middle" style:border-line-width-left="0.0007in 0.0014in 0.0007in" style:border-line-width-right="0.0035in 0.0035in 0.0035in" style:border-line-width-bottom="0.0035in 0.0035in 0.0035in" fo:padding="0.1042in" fo:border-left="0.2pt double #808080" fo:border-right="0.75pt double #808080" fo:border-top="none" fo:border-bottom="0.75pt double #808080"/>
    </style:style>
    <style:style style:name="Table2" style:family="table">
      <style:table-properties style:width="5.5in" table:align="left"/>
    </style:style>
    <style:style style:name="Table2.A" style:family="table-column">
      <style:table-column-properties style:column-width="3.4014in"/>
    </style:style>
    <style:style style:name="Table2.B" style:family="table-column">
      <style:table-column-properties style:column-width="2.0986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1042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1042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1042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1042in" fo:border-left="0.2pt double #808080" fo:border-right="0.75pt double #808080" fo:border-top="none" fo:border-bottom="0.2pt double #808080"/>
    </style:style>
    <style:style style:name="Table2.A8" style:family="table-cell">
      <style:table-cell-properties style:vertical-align="middle" style:border-line-width-left="0.0035in 0.0035in 0.0035in" style:border-line-width-right="0.0035in 0.0035in 0.0035in" style:border-line-width-bottom="0.0035in 0.0035in 0.0035in" fo:padding="0.1042in" fo:border-left="0.75pt double #808080" fo:border-right="0.75pt double #808080" fo:border-top="none" fo:border-bottom="0.75pt double #808080"/>
    </style:style>
    <style:style style:name="Table2.B8" style:family="table-cell">
      <style:table-cell-properties style:vertical-align="middle" style:border-line-width-left="0.0007in 0.0014in 0.0007in" style:border-line-width-right="0.0035in 0.0035in 0.0035in" style:border-line-width-bottom="0.0035in 0.0035in 0.0035in" fo:padding="0.1042in" fo:border-left="0.2pt double #808080" fo:border-right="0.75pt double #808080" fo:border-top="none" fo:border-bottom="0.75pt double #808080"/>
    </style:style>
    <style:style style:name="P1" style:family="paragraph" style:parent-style-name="Heading_20_3">
      <style:paragraph-properties fo:margin-left="0in" fo:margin-right="0in" fo:margin-top="0.1772in" fo:margin-bottom="0.1772in" style:contextual-spacing="false" fo:text-indent="0in" style:auto-text-indent="false"/>
    </style:style>
    <style:style style:name="P2" style:family="paragraph" style:parent-style-name="Heading_20_3">
      <style:paragraph-properties fo:margin-left="0in" fo:margin-right="0in" fo:margin-top="0.1772in" fo:margin-bottom="0.1772in" style:contextual-spacing="false" fo:text-indent="0in" style:auto-text-indent="false"/>
      <style:text-properties style:font-name="Cantarell" fo:font-size="12pt" style:font-size-asian="12pt" style:font-size-complex="12pt"/>
    </style:style>
    <style:style style:name="P3" style:family="paragraph" style:parent-style-name="Table_20_Contents">
      <style:paragraph-properties fo:margin-left="0in" fo:margin-right="0in" fo:text-indent="0in" style:auto-text-indent="false"/>
      <style:text-properties style:font-name="Cantarell" fo:font-size="12pt" style:font-size-asian="12pt" style:font-size-complex="12pt"/>
    </style:style>
    <style:style style:name="P4" style:family="paragraph" style:parent-style-name="Text_20_body">
      <style:paragraph-properties fo:margin-left="0in" fo:margin-right="0in" fo:margin-top="0.1563in" fo:margin-bottom="0.1563in" style:contextual-spacing="false" fo:text-indent="0in" style:auto-text-indent="false"/>
      <style:text-properties style:font-name="Cantarell" fo:font-size="12pt" style:font-size-asian="12pt" style:font-size-complex="12pt"/>
    </style:style>
    <style:style style:name="P5" style:family="paragraph" style:parent-style-name="Heading_20_3">
      <style:paragraph-properties fo:margin-left="0in" fo:margin-right="0in" fo:margin-top="0.1772in" fo:margin-bottom="0.1772in" style:contextual-spacing="false" fo:text-align="justify" style:justify-single-word="false" fo:text-indent="0in" style:auto-text-indent="false"/>
      <style:text-properties style:font-name="Cantarell" fo:font-size="12pt" style:font-size-asian="12pt" style:font-size-complex="12pt"/>
    </style:style>
    <style:style style:name="P6" style:family="paragraph" style:parent-style-name="Heading_20_3">
      <style:paragraph-properties fo:margin-left="0in" fo:margin-right="0in" fo:margin-top="0.1772in" fo:margin-bottom="0.1772in" style:contextual-spacing="false" fo:text-indent="0in" style:auto-text-indent="false"/>
      <style:text-properties style:font-name="Cantarell" fo:font-size="12pt" officeooo:paragraph-rsid="0006caba" style:font-size-asian="12pt" style:font-size-complex="12pt"/>
    </style:style>
    <style:style style:name="P7" style:family="paragraph" style:parent-style-name="Table_20_Contents">
      <style:text-properties style:font-name="Cantarell" fo:font-size="12pt" style:font-size-asian="12pt" style:font-size-complex="12pt"/>
    </style:style>
    <style:style style:name="P8" style:family="paragraph" style:parent-style-name="Heading_20_3">
      <style:paragraph-properties fo:margin-left="0in" fo:margin-right="0in" fo:margin-top="0.1772in" fo:margin-bottom="0.1772in" style:contextual-spacing="false" fo:text-indent="0in" style:auto-text-indent="false"/>
      <style:text-properties style:font-name="Cantarell" fo:font-size="12pt" officeooo:paragraph-rsid="0008c2b8" style:font-size-asian="12pt" style:font-size-complex="12pt"/>
    </style:style>
    <style:style style:name="P9" style:family="paragraph" style:parent-style-name="Preformatted_20_Text">
      <loext:graphic-properties draw:fill="solid" draw:fill-color="#f5f2f0" draw:opacity="100%"/>
      <style:paragraph-properties fo:margin-left="0in" fo:margin-right="0in" fo:text-align="start" style:justify-single-word="false" fo:text-indent="0in" style:auto-text-indent="false" fo:background-color="#f5f2f0"/>
    </style:style>
    <style:style style:name="P10" style:family="paragraph" style:parent-style-name="Preformatted_20_Text">
      <loext:graphic-properties draw:fill="solid" draw:fill-color="#f5f2f0" draw:opacity="100%"/>
      <style:paragraph-properties fo:margin-left="0in" fo:margin-right="0in" fo:margin-top="0in" fo:margin-bottom="0.1965in" style:contextual-spacing="false" fo:text-align="start" style:justify-single-word="false" fo:text-indent="0in" style:auto-text-indent="false" fo:background-color="#f5f2f0"/>
    </style:style>
    <style:style style:name="P11" style:family="paragraph" style:parent-style-name="Preformatted_20_Text">
      <loext:graphic-properties draw:fill="solid" draw:fill-color="#f5f2f0" draw:opacity="100%"/>
      <style:paragraph-properties fo:text-align="start" style:justify-single-word="false" fo:background-color="#f5f2f0"/>
    </style:style>
    <style:style style:name="P12" style:family="paragraph" style:parent-style-name="Preformatted_20_Text">
      <loext:graphic-properties draw:fill="solid" draw:fill-color="#f5f2f0" draw:opacity="100%"/>
      <style:paragraph-properties fo:margin-top="0in" fo:margin-bottom="0.1965in" style:contextual-spacing="false" fo:text-align="start" style:justify-single-word="false" fo:background-color="#f5f2f0"/>
    </style:style>
    <style:style style:name="P13" style:family="paragraph" style:parent-style-name="Table_20_Contents">
      <style:paragraph-properties fo:margin-left="0in" fo:margin-right="0in" fo:text-align="center" style:justify-single-word="false" fo:text-indent="0in" style:auto-text-indent="false"/>
    </style:style>
    <style:style style:name="P14" style:family="paragraph" style:parent-style-name="Heading_20_3">
      <style:text-properties officeooo:paragraph-rsid="00053b8f"/>
    </style:style>
    <style:style style:name="P15" style:family="paragraph" style:parent-style-name="Heading_20_3">
      <style:paragraph-properties fo:margin-left="0in" fo:margin-right="0in" fo:margin-top="0.1772in" fo:margin-bottom="0.1772in" style:contextual-spacing="false" fo:text-indent="0in" style:auto-text-indent="false"/>
    </style:style>
    <style:style style:name="P16" style:family="paragraph" style:parent-style-name="Heading_20_3">
      <style:paragraph-properties fo:margin-left="0in" fo:margin-right="0in" fo:margin-top="0.1772in" fo:margin-bottom="0.1772in" style:contextual-spacing="false" fo:text-indent="0in" style:auto-text-indent="false"/>
      <style:text-properties style:font-name="Cantarell" fo:font-size="12pt" officeooo:paragraph-rsid="000a7a29" style:font-size-asian="12pt" style:font-size-complex="12pt"/>
    </style:style>
    <style:style style:name="P17" style:family="paragraph" style:parent-style-name="Preformatted_20_Text">
      <loext:graphic-properties draw:fill="solid" draw:fill-color="#f5f2f0" draw:opacity="100%"/>
      <style:paragraph-properties fo:margin-top="0in" fo:margin-bottom="0.1965in" style:contextual-spacing="false" fo:text-align="start" style:justify-single-word="false" fo:background-color="#f5f2f0"/>
      <style:text-properties officeooo:paragraph-rsid="000a7a29"/>
    </style:style>
    <style:style style:name="P18" style:family="paragraph" style:parent-style-name="Text_20_body" style:list-style-name="L1">
      <style:paragraph-properties fo:margin-left="0in" fo:margin-right="0in" fo:margin-top="0in" fo:margin-bottom="0.0972in" style:contextual-spacing="false" fo:text-indent="0in" style:auto-text-indent="false"/>
      <style:text-properties style:font-name="Cantarell" fo:font-size="12pt" style:font-size-asian="12pt" style:font-size-complex="12pt"/>
    </style:style>
    <style:style style:name="P19" style:family="paragraph" style:parent-style-name="Text_20_body" style:list-style-name="L4">
      <style:paragraph-properties fo:margin-left="0in" fo:margin-right="0in" fo:margin-top="0in" fo:margin-bottom="0.0972in" style:contextual-spacing="false" fo:line-height="200%" fo:text-indent="0in" style:auto-text-indent="false"/>
      <style:text-properties style:font-name="Cantarell" fo:font-size="12pt" style:font-size-asian="12pt" style:font-size-complex="12pt"/>
    </style:style>
    <style:style style:name="P20" style:family="paragraph" style:parent-style-name="Text_20_body">
      <style:paragraph-properties fo:margin-left="0in" fo:margin-right="0in" fo:margin-top="0.1563in" fo:margin-bottom="0.1563in" style:contextual-spacing="false" fo:text-indent="0in" style:auto-text-indent="false"/>
      <style:text-properties style:font-name="Cantarell" fo:font-size="12pt" officeooo:paragraph-rsid="0008c2b8" style:font-size-asian="12pt" style:font-size-complex="12pt"/>
    </style:style>
    <style:style style:name="P21" style:family="paragraph" style:parent-style-name="Text_20_body" style:list-style-name="L5">
      <style:paragraph-properties fo:margin-left="0in" fo:margin-right="0in" fo:margin-top="0in" fo:margin-bottom="0.0972in" style:contextual-spacing="false" fo:text-align="justify" style:justify-single-word="false" fo:text-indent="0in" style:auto-text-indent="false"/>
      <style:text-properties style:font-name="Cantarell" fo:font-size="12pt" style:font-size-asian="12pt" style:font-size-complex="12pt"/>
    </style:style>
    <style:style style:name="P22" style:family="paragraph" style:parent-style-name="Text_20_body" style:list-style-name="L2">
      <style:paragraph-properties fo:margin-left="0in" fo:margin-right="0in" fo:margin-top="0in" fo:margin-bottom="0.0972in" style:contextual-spacing="false" fo:line-height="200%" fo:text-indent="0in" style:auto-text-indent="false"/>
    </style:style>
    <style:style style:name="P23" style:family="paragraph" style:parent-style-name="Text_20_body" style:list-style-name="L3">
      <style:paragraph-properties fo:margin-left="0in" fo:margin-right="0in" fo:margin-top="0in" fo:margin-bottom="0.0972in" style:contextual-spacing="false" fo:text-indent="0in" style:auto-text-indent="false"/>
    </style:style>
    <style:style style:name="P24" style:family="paragraph" style:parent-style-name="Text_20_body" style:list-style-name="L3">
      <style:paragraph-properties fo:margin-left="0in" fo:margin-right="0in" fo:margin-top="0in" fo:margin-bottom="0.0972in" style:contextual-spacing="false" fo:text-indent="0in" style:auto-text-indent="false"/>
      <style:text-properties officeooo:paragraph-rsid="0008c2b8"/>
    </style:style>
    <style:style style:name="P25" style:family="paragraph" style:parent-style-name="Text_20_body">
      <style:paragraph-properties fo:margin-left="0in" fo:margin-right="0in" fo:margin-top="0.1563in" fo:margin-bottom="0.1563in" style:contextual-spacing="false" fo:text-indent="0in" style:auto-text-indent="false"/>
    </style:style>
    <style:style style:name="P26" style:family="paragraph" style:parent-style-name="Text_20_body">
      <style:paragraph-properties fo:margin-left="0in" fo:margin-right="0in" fo:margin-top="0.1563in" fo:margin-bottom="0.1563in" style:contextual-spacing="false" fo:text-indent="0in" style:auto-text-indent="false"/>
      <style:text-properties officeooo:paragraph-rsid="0008c2b8"/>
    </style:style>
    <style:style style:name="T1" style:family="text">
      <style:text-properties fo:color="#1e10e1" loext:opacity="100%" style:font-name="Cantarell" fo:font-size="12pt" fo:font-weight="normal" fo:background-color="transparent" loext:char-shading-value="0" style:font-size-asian="12pt" style:font-weight-asian="normal" style:font-size-complex="12pt" style:font-weight-complex="normal"/>
    </style:style>
    <style:style style:name="T2" style:family="text">
      <style:text-properties fo:color="#1e10e1" loext:opacity="100%" style:font-name="Cantarell" fo:font-size="12pt" fo:font-weight="normal" style:font-size-asian="12pt" style:font-weight-asian="normal" style:font-size-complex="12pt" style:font-weight-complex="normal"/>
    </style:style>
    <style:style style:name="T3" style:family="text">
      <style:text-properties fo:color="#000000" loext:opacity="100%" fo:font-weight="normal" style:font-weight-asian="normal" style:font-weight-complex="normal"/>
    </style:style>
    <style:style style:name="T4" style:family="text">
      <style:text-properties style:font-name="Cantarell" fo:font-size="12pt" style:font-size-asian="12pt" style:font-size-complex="12pt"/>
    </style:style>
    <style:style style:name="T5" style:family="text">
      <style:text-properties style:font-name="Cantarell" fo:font-size="12pt" officeooo:rsid="0007e655" style:font-size-asian="12pt" style:font-size-complex="12pt"/>
    </style:style>
    <style:style style:name="T6" style:family="text">
      <style:text-properties style:font-name="Cantarell" fo:font-size="12pt" officeooo:rsid="000a7a29" style:font-size-asian="12pt" style:font-size-complex="12pt"/>
    </style:style>
    <style:style style:name="T7" style:family="text">
      <style:text-properties style:font-name="Cantarell" fo:font-size="12pt" fo:background-color="transparent" loext:char-shading-value="0" style:font-size-asian="12pt" style:font-size-complex="12pt"/>
    </style:style>
    <style:style style:name="T8" style:family="text">
      <style:text-properties style:font-name="Cantarell" fo:font-size="12pt" fo:font-weight="normal" style:font-size-asian="12pt" style:font-weight-asian="normal" style:font-size-complex="12pt" style:font-weight-complex="normal"/>
    </style:style>
    <style:style style:name="T9" style:family="text">
      <style:text-properties style:font-name="Cantarell" fo:font-size="12pt" fo:font-weight="normal" officeooo:rsid="000a7a29" style:font-size-asian="12pt" style:font-weight-asian="normal" style:font-size-complex="12pt" style:font-weight-complex="normal"/>
    </style:style>
    <style:style style:name="T10" style:family="text">
      <style:text-properties style:font-name="Cantarell" fo:font-size="12pt" fo:font-weight="normal" fo:background-color="transparent" loext:char-shading-value="0" style:font-size-asian="12pt" style:font-weight-asian="normal" style:font-size-complex="12pt" style:font-weight-complex="normal"/>
    </style:style>
    <style:style style:name="T11" style:family="text">
      <style:text-properties style:font-name="Cantarell" fo:font-size="12pt" fo:font-weight="bold" style:font-size-asian="12pt" style:font-weight-asian="bold" style:font-size-complex="12pt" style:font-weight-complex="bold"/>
    </style:style>
    <style:style style:name="T12" style:family="text">
      <style:text-properties style:font-name="Cantarell" fo:font-size="12pt" fo:font-weight="bold" officeooo:rsid="0007e655" style:font-size-asian="12pt" style:font-weight-asian="bold" style:font-size-complex="12pt" style:font-weight-complex="bold"/>
    </style:style>
    <style:style style:name="T13" style:family="text">
      <style:text-properties style:font-name="Cantarell" fo:font-size="12pt" fo:font-weight="bold" officeooo:rsid="000a7a29" style:font-size-asian="12pt" style:font-weight-asian="bold" style:font-size-complex="12pt" style:font-weight-complex="bold"/>
    </style:style>
    <style:style style:name="T14" style:family="text">
      <style:text-properties officeooo:rsid="0007e655"/>
    </style:style>
    <style:style style:name="T15" style:family="text">
      <style:text-properties officeooo:rsid="000a7a29"/>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7e655" style:font-weight-asian="bold" style:font-weight-complex="bold"/>
    </style:style>
    <style:style style:name="T19" style:family="text">
      <style:text-properties fo:font-weight="bold" officeooo:rsid="000a7a29" style:font-weight-asian="bold" style:font-weight-complex="bold"/>
    </style:style>
    <style:style style:name="fr1" style:family="graphic" style:parent-style-name="Graphics">
      <style:graphic-properties fo:margin-left="0in" fo:margin-right="0in" fo:margin-top="0in" fo:margin-bottom="0in" style:wrap="run-through" style:number-wrapped-paragraphs="no-limit" style:vertical-pos="top" style:vertical-rel="char" style:horizontal-pos="from-left" style:horizontal-rel="pag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3"><text:bookmark text:name="what-is-ansible"/><text:span text:style-name="T4">1. What is Ansible?<text:line-break/></text:span><text:a xlink:type="simple" xlink:href="https://mindmajix.com/ansible-tutorial" office:target-frame-name="_blank" xlink:show="new" text:style-name="Internet_20_link" text:visited-style-name="Visited_20_Internet_20_Link"><text:span text:style-name="T1">Ansible</text:span></text:a><text:span text:style-name="T2"> </text:span><text:span text:style-name="T8">is developed in Python. It is a software tool. It is useful while deploying any application using ssh without any downtime. Using this tool one can manage and configure software applications very easily.</text:span></text:h>
      <text:h text:style-name="P2" text:outline-level="3">2. Ansible Playbooks vs Roles</text:h>
      <table:table table:name="Table1" table:style-name="Table1">
        <table:table-column table:style-name="Table1.A"/>
        <table:table-column table:style-name="Table1.B"/>
        <table:table-row>
          <table:table-cell table:style-name="Table1.A1" office:value-type="string">
            <text:p text:style-name="P13"><text:span text:style-name="Strong_20_Emphasis"><text:span text:style-name="T4">Roles</text:span></text:span></text:p>
          </table:table-cell>
          <table:table-cell table:style-name="Table1.B1" office:value-type="string">
            <text:p text:style-name="P13"><text:span text:style-name="Strong_20_Emphasis"><text:span text:style-name="T4">Playbooks</text:span></text:span></text:p>
          </table:table-cell>
        </table:table-row>
        <table:table-row>
          <table:table-cell table:style-name="Table1.A2" office:value-type="string">
            <text:p text:style-name="P3">Roles are reusable subsets of a play.</text:p>
          </table:table-cell>
          <table:table-cell table:style-name="Table1.B2" office:value-type="string">
            <text:p text:style-name="P3">Playbooks contain Plays.</text:p>
          </table:table-cell>
        </table:table-row>
        <table:table-row>
          <table:table-cell table:style-name="Table1.A2" office:value-type="string">
            <text:p text:style-name="P3">A set of tasks for accomplishing a certain role.</text:p>
          </table:table-cell>
          <table:table-cell table:style-name="Table1.B2" office:value-type="string">
            <text:p text:style-name="P3">Mapps among hosts and roles.</text:p>
          </table:table-cell>
        </table:table-row>
        <table:table-row>
          <table:table-cell table:style-name="Table1.A4" office:value-type="string">
            <text:p text:style-name="P3">Example: common, webservers.</text:p>
          </table:table-cell>
          <table:table-cell table:style-name="Table1.B4" office:value-type="string">
            <text:p text:style-name="P7">Example: site.yml, fooservers.yml, webservers.yml.</text:p>
          </table:table-cell>
        </table:table-row>
      </table:table>
      <text:h text:style-name="P5" text:outline-level="3"><text:bookmark text:name="advantages"/>3. What are the advantages of using Ansible?</text:h>
      <text:p text:style-name="P4">The main three advantages of using this tool are,i.e. Ansible</text:p>
      <text:list text:style-name="L1">
        <text:list-item>
          <text:p text:style-name="P18">Agentless</text:p>
        </text:list-item>
        <text:list-item>
          <text:p text:style-name="P18">Very low overhead</text:p>
        </text:list-item>
        <text:list-item>
          <text:p text:style-name="P18">Good performance.</text:p>
        </text:list-item>
      </text:list>
      <text:h text:style-name="P2" text:outline-level="3">4. Compare Ansible VS Puppet</text:h>
      <table:table table:name="Table2" table:style-name="Table2">
        <table:table-column table:style-name="Table2.A"/>
        <table:table-column table:style-name="Table2.B"/>
        <table:table-row>
          <table:table-cell table:style-name="Table2.A1" office:value-type="string">
            <text:p text:style-name="P13"><text:span text:style-name="T4"> </text:span><text:span text:style-name="Strong_20_Emphasis"><text:span text:style-name="T4">Ansible</text:span></text:span></text:p>
          </table:table-cell>
          <table:table-cell table:style-name="Table2.B1" office:value-type="string">
            <text:p text:style-name="P13"><text:span text:style-name="Strong_20_Emphasis"><text:span text:style-name="T4">Puppet</text:span></text:span></text:p>
          </table:table-cell>
        </table:table-row>
        <table:table-row>
          <table:table-cell table:style-name="Table2.A2" office:value-type="string">
            <text:p text:style-name="P3">Simplest Technology</text:p>
          </table:table-cell>
          <table:table-cell table:style-name="Table2.B2" office:value-type="string">
            <text:p text:style-name="P3">Complex Technology </text:p>
          </table:table-cell>
        </table:table-row>
        <table:table-row>
          <table:table-cell table:style-name="Table2.A2" office:value-type="string">
            <text:p text:style-name="P3">Written in YAML language</text:p>
          </table:table-cell>
          <table:table-cell table:style-name="Table2.B2" office:value-type="string">
            <text:p text:style-name="P3">Written in Ruby language</text:p>
          </table:table-cell>
        </table:table-row>
        <table:table-row>
          <table:table-cell table:style-name="Table2.A2" office:value-type="string">
            <text:p text:style-name="P3">Automated workflow for Continuous Delivery</text:p>
          </table:table-cell>
          <table:table-cell table:style-name="Table2.B2" office:value-type="string">
            <text:p text:style-name="P3">Visualization and reporting</text:p>
          </table:table-cell>
        </table:table-row>
        <table:table-row>
          <table:table-cell table:style-name="Table2.A2" office:value-type="string">
            <text:p text:style-name="P3">Agent-less install and deploy</text:p>
          </table:table-cell>
          <table:table-cell table:style-name="Table2.B2" office:value-type="string">
            <text:p text:style-name="P3">Easy install</text:p>
          </table:table-cell>
        </table:table-row>
        <table:table-row>
          <table:table-cell table:style-name="Table2.A2" office:value-type="string">
            <text:p text:style-name="P3">No support for Windows</text:p>
          </table:table-cell>
          <table:table-cell table:style-name="Table2.B2" office:value-type="string">
            <text:p text:style-name="P3">Support for all major OS’s</text:p>
          </table:table-cell>
        </table:table-row>
        <table:table-row>
          <table:table-cell table:style-name="Table2.A2" office:value-type="string">
            <text:p text:style-name="P3">GUI -work under progress</text:p>
          </table:table-cell>
          <table:table-cell table:style-name="Table2.B2" office:value-type="string">
            <text:p text:style-name="P3">Good GUI</text:p>
          </table:table-cell>
        </table:table-row>
        <table:table-row>
          <table:table-cell table:style-name="Table2.A8" office:value-type="string">
            <text:p text:style-name="P3">CLI accepts commands in almost any language</text:p>
          </table:table-cell>
          <table:table-cell table:style-name="Table2.B8" office:value-type="string">
            <text:p text:style-name="P7">Must learn the Puppet DSL</text:p>
          </table:table-cell>
        </table:table-row>
      </table:table>
      <text:h text:style-name="P1" text:outline-level="3"><text:bookmark text:name="how-ansible-works"/><text:bookmark text:name="works"/><text:soft-page-break/><text:span text:style-name="T4">5. How does Ansible Works?<text:line-break/></text:span><text:span text:style-name="T8">There are many similar automation tools available like </text:span><text:a xlink:type="simple" xlink:href="https://mindmajix.com/puppet-tutorial" office:target-frame-name="_blank" xlink:show="new" text:style-name="Internet_20_link" text:visited-style-name="Visited_20_Internet_20_Link"><text:span text:style-name="T1">Puppet</text:span></text:a><text:span text:style-name="T8">, Capistrano, Chef, Salt, Space Walk, etc, but Ansible categorizes into two types of servers: controlling machines and nodes.<text:line-break/>The controlling machine, where Ansible is installed and Nodes are managed by this controlling machine over SSH. The location of nodes is specified by the controlling machine through its inventory.<text:line-break/></text:span><text:span text:style-name="T9">A</text:span><text:span text:style-name="T8">nsible is agent-less, which means no need for any agent installation on remote nodes, so it means there are no background daemons or programs executing for Ansible when it’s not managing any nodes.<text:line-break/>Ansible can handle 100’s nodes from a single system over an SSH connection and the entire operation can be handled and executed by one single command ‘ansible’. But, in some cases, where you are required to execute multiple commands for a deployment, here we can build playbooks.<text:line-break/>Playbooks are a bunch of commands which can perform multiple tasks and each playbook are in YAML file format.</text:span></text:h>
      <text:h text:style-name="P2" text:outline-level="3"><text:bookmark text:name="use-of-ansible"/><text:bookmark text:name="use"/>6. What’s the Use of Ansible?<text:line-break/><text:span text:style-name="T16">Ansible can be used in IT </text:span><text:span text:style-name="T3">Infrastructure</text:span><text:span text:style-name="T16"> to manage and deploy software applications to remote nodes. For example, let’s say you need to deploy a single software or multiple software to 100’s of nodes by a single command, here ansible comes into the picture, with the help of Ansible you can deploy as many applications to many nodes with one single command, but you must have a little programming knowledge for understanding the ansible scripts.</text:span></text:h>
      <text:h text:style-name="P6" text:outline-level="3"><draw:a xlink:type="simple" xlink:href="https://bit.ly/3if9dmk" office:target-frame-name="_blank" xlink:show="new"><draw:frame draw:style-name="fr1" draw:name="Image2" text:anchor-type="char" svg:x="0in" svg:width="0.0209in" svg:height="0.0209in" draw:z-index="0"><draw:image xlink:href="https://mindmajix.com/_next/image?url=https%3A%2F%2Fcdn.mindmajix.com%2Fblog%2Fimages%2Fyoutube-banner-ultimate-version.png&amp;w=1920&amp;q=75" xlink:type="simple" xlink:show="embed" xlink:actuate="onLoad" draw:mime-type="image/png"/><svg:title>MindMajix YouTube Channel</svg:title></draw:frame></draw:a>7. Explain Ansible architecture?<text:line-break/><text:span text:style-name="T16">Ansible automation engine is the main component of Ansible, which interacts directly with the configuration management database, cloud services, and various users who write playbooks to execute it.</text:span><draw:frame draw:style-name="fr1" draw:name="Image4" text:anchor-type="char" svg:x="0in" svg:width="0.0161in" svg:height="0.0161in" draw:z-index="1"><draw:image xlink:href="https://mindmajix.com/_next/image?url=https%3A%2F%2Fcdn.mindmajix.com%2Fblog%2Fimages%2Fansible-architecture-201121.png&amp;w=1200&amp;q=75" xlink:type="simple" xlink:show="embed" xlink:actuate="onLoad" draw:mime-type="image/jpeg"/><svg:title>Ansible Architecture</svg:title></draw:frame><text:span text:style-name="T16"><text:line-break/>The following are the components of the Ansible Automation engine:</text:span></text:h>
      <text:list text:style-name="L2">
        <text:list-item>
          <text:p text:style-name="P22"><text:span text:style-name="Strong_20_Emphasis"><text:span text:style-name="T4">Modules:</text:span></text:span><text:span text:style-name="T4"> Ansible works effectively by connecting nodes and pushing out scripts called "Ansible<text:line-break/>modules". It helps to manage packages, system resources, files, libraries, etc.</text:span></text:p>
        </text:list-item>
        <text:list-item>
          <text:p text:style-name="P22"><text:span text:style-name="Strong_20_Emphasis"><text:span text:style-name="T4">Inventories:</text:span></text:span><text:span text:style-name="T4"> These are the lists of nodes or hosts containing their databases, servers, IP addresses, etc. </text:span></text:p>
        </text:list-item>
        <text:list-item>
          <text:p text:style-name="P22"><text:span text:style-name="Strong_20_Emphasis"><text:span text:style-name="T4">APIs:</text:span></text:span><text:span text:style-name="T4"> These are used for commuting public or private cloud services.</text:span></text:p>
        </text:list-item>
        <text:list-item>
          <text:p text:style-name="P22"><text:span text:style-name="Strong_20_Emphasis"><text:span text:style-name="T4">Plugins:</text:span></text:span><text:span text:style-name="T4"> Plugins augment Ansible's core functionality. Also offers extensions and options for the core features of Ansible - transforming data, connecting to inventory, logging output, and more. </text:span></text:p>
        </text:list-item>
        <text:list-item>
          <text:p text:style-name="P22"><text:span text:style-name="Strong_20_Emphasis"><text:span text:style-name="T4">Playbooks:</text:span></text:span><text:span text:style-name="T4"> Describes the tasks that need to be executed. They are simple code files written in YAML format and can be used to declare configurations, automating tasks, etc.</text:span></text:p>
        </text:list-item>
        <text:list-item>
          <text:p text:style-name="P22"><text:span text:style-name="Strong_20_Emphasis"><text:span text:style-name="T4">Hosts:</text:span></text:span><text:span text:style-name="T4"> Hosts are node systems that are automated by Ansible on any machine like Linux, RedHat, Windows, etc.</text:span></text:p>
        </text:list-item>
        <text:list-item>
          <text:p text:style-name="P22"><text:soft-page-break/><text:span text:style-name="Strong_20_Emphasis"><text:span text:style-name="T4">Networking:</text:span></text:span><text:span text:style-name="T4"> Ansible can be used to automate multiple networks and services. It uses a secure and simple automation framework for IT operations and development.</text:span></text:p>
        </text:list-item>
        <text:list-item>
          <text:p text:style-name="P22"><text:span text:style-name="Strong_20_Emphasis"><text:span text:style-name="T4">Cloud:</text:span></text:span><text:span text:style-name="T4"> A system of remote servers that allows you to store, manage, and process data, rather than a local server.</text:span></text:p>
        </text:list-item>
        <text:list-item>
          <text:p text:style-name="P22"><text:span text:style-name="Strong_20_Emphasis"><text:span text:style-name="T4">CMDB:</text:span></text:span><text:span text:style-name="T4"> It is a type of repository which acts as a data warehouse for IT installations.</text:span></text:p>
        </text:list-item>
      </text:list>
      <text:h text:style-name="P2" text:outline-level="3"><text:span text:style-name="T15">8</text:span>. Can you create reusable content with Ansible?<text:line-break/><text:span text:style-name="T16">Yes, Ansible has the concept of roles that helps to create reusable content. To create a role, you need to follow Ansible's conventions of structuring directories and naming files.</text:span></text:h>
      <text:h text:style-name="P2" text:outline-level="3"><text:span text:style-name="T15">9</text:span>. Is Ansible a Configuration management tool?<text:line-break/><text:span text:style-name="T16">Configuration management is the practice to handle updates and manage the consistency of a product's performance over a particular period of time. Ansible is an open-source IT Configuration Management tool, which automates a wide variety of challenges in complex multi-tier IT application environments.</text:span></text:h>
      <text:h text:style-name="P2" text:outline-level="3">1<text:span text:style-name="T15">0</text:span>. How to create an empty file with Ansible?<text:line-break/><text:span text:style-name="T16">To create an empty file, Ansible uses a file module. For this, we need to set up two parameters.</text:span></text:h>
      <text:list text:style-name="L3">
        <text:list-item>
          <text:p text:style-name="P23"><text:span text:style-name="Strong_20_Emphasis"><text:span text:style-name="T4">Path </text:span></text:span><text:span text:style-name="T4">- This place represents the location where the file gets created, either the relative or an absolute path. Also, the name of the file includes here.</text:span></text:p>
        </text:list-item>
        <text:list-item>
          <text:p text:style-name="P24"><text:span text:style-name="Strong_20_Emphasis"><text:span text:style-name="T4">State </text:span></text:span><text:span text:style-name="T4">- For creating a new file, this parameter should be set to touch.</text:span></text:p>
        </text:list-item>
      </text:list>
      <text:h text:style-name="P8" text:outline-level="3">1<text:span text:style-name="T15">1</text:span>. How will you set the environment variable or any path for a task or entire playbook?<text:line-break/><text:span text:style-name="T16">To set the environment variables, we use the environment keyword. We'll use it at the task or other levels in the play:</text:span></text:h>
      <text:p text:style-name="P9"><text:span text:style-name="Source_20_Text"><text:span text:style-name="T4">environment:</text:span></text:span></text:p>
      <text:p text:style-name="P11"><text:span text:style-name="Source_20_Text"><text:span text:style-name="T4"><text:s text:c="2"/>PATH: "{{ ansible_env.PATH }}:/thingy/bin"</text:span></text:span></text:p>
      <text:p text:style-name="P12"><text:span text:style-name="Source_20_Text"><text:span text:style-name="T4"><text:s text:c="2"/>SOME: value</text:span></text:span></text:p>
      <text:h text:style-name="P2" text:outline-level="3">1<text:span text:style-name="T15">2</text:span>. So how does Ansible work? Please explain in detail.<text:line-break/><text:span text:style-name="T16">Within the market, they are many automation tools like Puppet, Capistrano, Chef, Salt, Space Walk, etc.</text:span></text:h>
      <text:list text:style-name="L4">
        <text:list-item>
          <text:p text:style-name="P19">When it comes to Ansible, this tool is categorized into two types of servers:<text:line-break/>    1. Controlling machines<text:line-break/>    2. Nodes.</text:p>
        </text:list-item>
        <text:list-item>
          <text:p text:style-name="P19">Ansible is an agentless tool so it doesn’t require any mandatory installations on remote nodes. So there are no background programs that are executed while it is managing any nodes.</text:p>
        </text:list-item>
        <text:list-item>
          <text:p text:style-name="P19"><text:soft-page-break/>Ansible is able to handle a lot of nodes from a single system over an SSH connection.</text:p>
        </text:list-item>
        <text:list-item>
          <text:p text:style-name="P19">Playbooks are defined as a bunch of commands where that are capable of performing multiple tasks and they are in YAML file format.</text:p>
        </text:list-item>
      </text:list>
      <text:h text:style-name="P16" text:outline-level="3"><text:span text:style-name="T14">1</text:span><text:span text:style-name="T15">3</text:span>. How do you access Shell Environment Variables?<text:line-break/><text:span text:style-name="T17">If you are just looking to access the existing variables then you can use the “env” lookup plugin.<text:line-break/>For example:Accessing the value of Home environment variable on the management machine:</text:span></text:h>
      <text:p text:style-name="P10"><text:span text:style-name="Source_20_Text"><text:span text:style-name="T4">local_home:”{{lookup(‘env’,’HOME’)}}”</text:span></text:span></text:p>
      <text:h text:style-name="P1" text:outline-level="3"><text:span text:style-name="T4">1</text:span><text:span text:style-name="T6">4</text:span><text:span text:style-name="T4">. How can you access a list of Ansible_Variables?<text:line-break/></text:span><text:span text:style-name="T8">By default, Ansible gathers facts under machines under management. Further, these facts are accessed in Playbooks and in templates. One of the best ways to view a list of all the facts that are available in a machine, then need to run the setup module in the ad-hoc way:<text:line-break/></text:span><text:span text:style-name="Source_20_Text"><text:span text:style-name="T8">Ansible- m setup hostname</text:span></text:span></text:h>
      <text:p text:style-name="P4">Once this statement is executed, it will print out a dictionary of all the facts that are available for that particular host. This is the best way to access the list of Ansible_variables.</text:p>
      <text:h text:style-name="P2" text:outline-level="3"><text:span text:style-name="T14">1</text:span><text:span text:style-name="T15">5</text:span>. Explain how you can generate encrypted passwords for the user module?</text:h>
      <text:p text:style-name="P4">Ansible ad-hoc command is the easiest option:</text:p>
      <text:p text:style-name="P10"><text:span text:style-name="Source_20_Text"><text:span text:style-name="T4">ansible all -i localhost, -m debug -a "msg={{ 'mypassword' | password_hash('sha512', 'mysecret') }}"</text:span></text:span></text:p>
      <text:p text:style-name="P4">The mkpasswd utility available on the Linux systems is also the best option:</text:p>
      <text:p text:style-name="P10"><text:span text:style-name="Source_20_Text"><text:span text:style-name="T4">mkpasswd --method=sha-512</text:span></text:span></text:p>
      <text:h text:style-name="P2" text:outline-level="3"><text:span text:style-name="T14">1</text:span><text:span text:style-name="T15">6</text:span>. Can you keep data secret in the playbook?<text:line-break/><text:span text:style-name="T17">Yes. If any task that you want to keep secret in the playbook when using -v (verbose) mode, the following playbook attribute will be helpful:</text:span></text:h>
      <text:p text:style-name="P9"><text:span text:style-name="Source_20_Text"><text:span text:style-name="T4">- name: secret task</text:span></text:span></text:p>
      <text:p text:style-name="P11"><text:span text:style-name="Source_20_Text"><text:span text:style-name="T4"><text:s text:c="2"/>shell: /usr/bin/do_something --value={{ secret_value }}</text:span></text:span></text:p>
      <text:p text:style-name="P17"><text:span text:style-name="Source_20_Text"><text:span text:style-name="T4"><text:s text:c="2"/>no_log: True</text:span></text:span></text:p>
      <text:p text:style-name="P20">It hides sensitive information from others and provides the verbose output.</text:p>
      <text:p text:style-name="P20"><text:span text:style-name="T18">1</text:span><text:span text:style-name="T19">7</text:span><text:span text:style-name="T17">. What is idempotency?<text:line-break/></text:span>Idempotence is an essential feature of Ansible, which helps you to execute one or more tasks on a server as many times as needed, but without changing the result beyond the initial application.</text:p>
      <text:h text:style-name="P2" text:outline-level="3"><text:soft-page-break/><text:span text:style-name="T15">18</text:span>. Can you create encrypted files with Ansible?<text:line-break/><text:span text:style-name="T16">Yes, using the 'ansible-vault create' command, we can create encrypted files</text:span></text:h>
      <text:p text:style-name="P10"><text:span text:style-name="Source_20_Text"><text:span text:style-name="T4">$ ansible-vault create filename.yaml</text:span></text:span></text:p>
      <text:h text:style-name="P2" text:outline-level="3"><text:span text:style-name="T15">19</text:span>. What is the difference between a playbook and a play?<text:line-break/><text:span text:style-name="T16">A playbook is a list of plays. A play is a set of tasks and roles that run on one or more managed hosts. Play includes one or more tasks.</text:span></text:h>
      <text:h text:style-name="P1" text:outline-level="3"><text:span text:style-name="T5">2</text:span><text:span text:style-name="T6">0</text:span><text:span text:style-name="T4">. Explain the Ansible Tag's usage?<text:line-break/></text:span><text:span text:style-name="T8">A tag is an attribute that sets the ansible structure(plays, tasks, roles). When there's an extensive playbook needed, it's more useful to run just a part of it as opposed to the entire thing. That's where tags usage is required.</text:span></text:h>
      <text:h text:style-name="P16" text:outline-level="3"><text:span text:style-name="T14">2</text:span><text:span text:style-name="T15">1</text:span>. What are handlers?<text:line-break/><text:span text:style-name="T16">In Ansible, handlers are just like normal tasks in a playbook but run when tasks include the notify directive and also indicate that it changed something. It runs only once after all the tasks executed in a particular play. It automatically loads through roles/&lt;role_name&gt;/handlers/main.yaml. <text:line-break/>They are used to trigger the status of a service, such as restarting or stopping a service.</text:span></text:h>
      <text:h text:style-name="P2" text:outline-level="3"><text:span text:style-name="T14">2</text:span><text:span text:style-name="T15">2</text:span>. How will you upgrade Ansible?<text:line-break/><text:span text:style-name="T16">Using the command "sudo pip install ansible==&lt;version-number&gt;", we can easily upgrade Ansible.</text:span></text:h>
      <text:p text:style-name="P26"><text:span text:style-name="T12">2</text:span><text:span text:style-name="T13">3</text:span><text:span text:style-name="T11">. What is Ansible can do?<text:line-break/></text:span><text:span text:style-name="T4">Ansible can do the following for us:</text:span></text:p>
      <text:list text:style-name="L5">
        <text:list-item>
          <text:p text:style-name="P21">Configuration management</text:p>
        </text:list-item>
        <text:list-item>
          <text:p text:style-name="P21">Application deployment</text:p>
        </text:list-item>
        <text:list-item>
          <text:p text:style-name="P21">Task automation</text:p>
        </text:list-item>
        <text:list-item>
          <text:p text:style-name="P21">IT orchestration.</text:p>
        </text:list-item>
      </text:list>
      <text:h text:style-name="P16" text:outline-level="3"><text:bookmark text:name="galaxy"/><text:span text:style-name="T14">2</text:span><text:span text:style-name="T15">4</text:span>. Please define what is Ansible Galaxy.<text:line-break/><text:span text:style-name="T16">Ansible Galaxy refers to the website Galaxy where the users will be able to share all the roles to a CLI ( Command Line Interface) where the installation, creation, and management of roles happen.</text:span></text:h>
      <text:h text:style-name="P1" text:outline-level="3"><text:span text:style-name="T5">2</text:span><text:span text:style-name="T6">5</text:span><text:span text:style-name="T4">. Do you know what language Ansible is written in?<text:line-break/></text:span><text:span text:style-name="T8">Ansible is written in </text:span><text:a xlink:type="simple" xlink:href="https://mindmajix.com/python-tutorial" office:target-frame-name="_blank" xlink:show="new" text:style-name="Internet_20_link" text:visited-style-name="Visited_20_Internet_20_Link"><text:span text:style-name="T10">Python</text:span></text:a><text:span text:style-name="T8"> and PowerShell.</text:span></text:h>
      <text:h text:style-name="P16" text:outline-level="3"><text:span text:style-name="T14">2</text:span><text:span text:style-name="T15">6</text:span>. What are Ansible server requirements?<text:line-break/><text:span text:style-name="T16">You need to have a virtual machine with Linux installed, which has Python 2.6 version or higher. </text:span></text:h>
      <text:h text:style-name="P2" text:outline-level="3"><text:span text:style-name="T14">2</text:span><text:span text:style-name="T15">7</text:span>. How can you connect to other devices within Ansible?<text:line-break/><text:span text:style-name="T16">Once, Ansible is installed and the basic setup has been completed, an inventory is created. This would be the base and one can start testing ansible. To connect to a different device then you have to use the “Ping module”. This can be used as a simple connection test.</text:span></text:h>
      <text:p text:style-name="P10"><text:span text:style-name="Source_20_Text"><text:span text:style-name="T4">Ansible - m ping all</text:span></text:span></text:p>
      <text:h text:style-name="P2" text:outline-level="3"><text:bookmark text:name="information-in-ansible"/><text:bookmark text:name="information"/><text:soft-page-break/><text:span text:style-name="T15">28</text:span>. How can you find information in Ansible?<text:line-break/><text:span text:style-name="T16">After completing the basic setup, one has to make sure to find out the module called the “setup” module. Using this setup module, you will be able to find out a lot of information.</text:span></text:h>
      <text:h text:style-name="P2" text:outline-level="3"><text:span text:style-name="T15">29</text:span>. What does Fact mean in Ansible?<text:line-break/><text:span text:style-name="T16">The term “Facts” is commonly used in an Ansible environment. They are described in the playbook areas where it displays known and discovered variables about the system.  Facts are used to implement conditional executions and also used for getting ad-hoc information of information.</text:span></text:h>
      <text:p text:style-name="P25"><text:span text:style-name="T4">You can see all the facts via:<text:line-break/></text:span><text:span text:style-name="Source_20_Text"><text:span text:style-name="T4">$ ansible all- m setup</text:span></text:span></text:p>
      <text:p text:style-name="P4">So if you want to extract only a certain part of the information then you can use the “setup” module where you will have an option to filter out the output and just get hold of the fact that you are in need of.</text:p>
      <text:h text:style-name="P2" text:outline-level="3"><text:span text:style-name="T14">3</text:span><text:span text:style-name="T15">0</text:span>. Explain in detail ad-hoc commands?<text:line-break/><text:span text:style-name="T16">Well, ad-hoc commands are nothing but a command which is used to do something quickly and it is more sort of one-time use. Unlike, the playbook is used for repeated action which is something that is very useful in the Ansible environment. But there might be scenarios where we want to use ad-hoc commands which can simply do the required activity and it is a nonrepetitive activity.</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2291in" fo:margin-bottom="0.1555in" fo:margin-left="0.3437in" fo:margin-right="0.361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9T19:12:49.014054198</meta:creation-date>
    <dc:date>2024-01-21T06:01:18.650742811</dc:date>
    <meta:editing-duration>PT1H47M3S</meta:editing-duration>
    <meta:editing-cycles>8</meta:editing-cycles>
    <meta:generator>LibreOffice/7.6.4.1$Linux_X86_64 LibreOffice_project/60$Build-1</meta:generator>
    <meta:document-statistic meta:table-count="2" meta:image-count="2" meta:object-count="0" meta:page-count="6" meta:paragraph-count="94" meta:word-count="1823" meta:character-count="10944" meta:non-whitespace-character-count="9216"/>
  </office:meta>
</office:document-meta>
</file>